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10.522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loext:graphic-properties draw:fill="none" draw:fill-color="#ffffff"/>
      <style:paragraph-properties fo:margin-left="0cm" fo:margin-right="0cm" fo:text-align="start" fo:text-indent="0cm"/>
      <style:text-properties fo:color="#000000" style:font-name="Segoe UI1" fo:font-size="13pt" fo:text-shadow="1pt 1pt" fo:font-weight="bold" style:font-size-asian="13pt" style:font-weight-asian="bold" style:font-size-complex="13pt" style:font-weight-complex="bold"/>
    </style:style>
    <style:style style:name="P6" style:family="paragraph">
      <loext:graphic-properties draw:fill="none" draw:fill-color="#ffffff"/>
      <style:text-properties fo:color="#ffffff" style:font-name="Segoe UI" fo:font-size="32pt" fo:text-shadow="1pt 1pt" fo:font-weight="normal" style:font-size-asian="32pt" style:font-weight-asian="normal" style:font-size-complex="32pt" style:font-weight-complex="normal"/>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fo:font-weight="normal" style:font-size-asian="32pt" style:font-weight-asian="normal"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style:style style:name="T5" style:family="text">
      <style:text-properties fo:color="#ffffff" style:font-name="Segoe UI" fo:font-size="26pt" fo:text-shadow="1pt 1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2.774cm" svg:x="1.524cm" svg:y="0.254cm">
          <draw:text-box>
            <text:p text:style-name="P1"><text:span text:style-name="T1">The First Reading</text:span></text:p>
            <text:p text:style-name="P1"><text:span text:style-name="T2">Acts 9:1–22</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6.162cm" svg:height="9.269cm" svg:x="1.016cm" svg:y="0.254cm">
          <draw:text-box>
            <text:p text:style-name="P4"><text:span text:style-name="T3">1</text:span><text:span text:style-name="T4">But Saul, still breathing threats and murder against the disciples of the Lord, went to the high priest </text:span><text:span text:style-name="T3">2</text:span><text:span text:style-name="T4">and asked him for letters to the synagogues at Damascus, so that if he found any belonging to the Way, men or women, he might bring them bound to Jerusalem.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5.146cm" svg:height="7.766cm" svg:x="1.524cm" svg:y="0.254cm">
          <draw:text-box>
            <text:p text:style-name="P4"><text:span text:style-name="T3">3</text:span><text:span text:style-name="T4">Now as he went on his way, he approached Damascus, and suddenly a light from heaven flashed around him. </text:span><text:span text:style-name="T3">4</text:span><text:span text:style-name="T4">And falling to the ground he heard a voice saying to him, “Saul, Saul, why are you persecuting m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2" draw:layer="layout" svg:width="25.146cm" svg:height="9.269cm" svg:x="1.524cm" svg:y="0.254cm">
          <draw:text-box>
            <text:p text:style-name="P4"><text:span text:style-name="T3">5</text:span><text:span text:style-name="T4">And he said, “Who are you, Lord?” And he said, “I am Jesus, whom you are persecuting. </text:span><text:span text:style-name="T3">6</text:span><text:span text:style-name="T4">But rise and enter the city, and you will be told what you are to do.” </text:span><text:span text:style-name="T3">7</text:span><text:span text:style-name="T4">The men who were traveling with him stood speechless, hearing the voice but seeing no one.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2" draw:layer="layout" svg:width="25.146cm" svg:height="7.766cm" svg:x="1.524cm" svg:y="0.254cm">
          <draw:text-box>
            <text:p text:style-name="P4"><text:span text:style-name="T3">8</text:span><text:span text:style-name="T4">Saul rose from the ground, and although his eyes were opened, he saw nothing. So they led him by the hand and brought him into Damascus. </text:span><text:span text:style-name="T3">9</text:span><text:span text:style-name="T4">And for three days he was without sight, and neither ate nor drank.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2" draw:layer="layout" svg:width="25.146cm" svg:height="4.76cm" svg:x="1.524cm" svg:y="0.254cm">
          <draw:text-box>
            <text:p text:style-name="P4"><text:span text:style-name="T3">10</text:span><text:span text:style-name="T4">Now there was a disciple at Damascus named Ananias. The Lord said to him in a vision, “Ananias.” And he said, “Here I am, Lord.”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2" draw:layer="layout" svg:width="25.146cm" svg:height="10.772cm" svg:x="1.524cm" svg:y="0.254cm">
          <draw:text-box>
            <text:p text:style-name="P4"><text:span text:style-name="T3">11</text:span><text:span text:style-name="T4">And the Lord said to him, “Rise and go to the street called Straight, and at the house of Judas look for a man of Tarsus named Saul, for behold, he is praying, </text:span><text:span text:style-name="T3">12</text:span><text:span text:style-name="T4">and he has seen in a vision a man named Ananias come in and lay his hands on him so that he might </text:span></text:p>
            <text:p text:style-name="P4"><text:span text:style-name="T4">regain his sight.”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4" draw:text-style-name="P2" draw:layer="layout" svg:width="25.146cm" svg:height="7.766cm" svg:x="1.524cm" svg:y="0.254cm">
          <draw:text-box>
            <text:p text:style-name="P4"><text:span text:style-name="T3">13</text:span><text:span text:style-name="T4">But Ananias answered, “Lord, I have heard from many about this man, how much evil he has done to your saints at Jerusalem.</text:span><text:span text:style-name="T5"> </text:span><text:span text:style-name="T3">14</text:span><text:span text:style-name="T4">And here he has authority from the chief priests to bind all who call on your name.”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4" draw:text-style-name="P2" draw:layer="layout" svg:width="25.146cm" svg:height="7.766cm" svg:x="1.524cm" svg:y="0.254cm">
          <draw:text-box>
            <text:p text:style-name="P4"><text:span text:style-name="T3">15</text:span><text:span text:style-name="T4">But the Lord said to him, “Go, for he is a chosen instrument of mine to carry my name before the Gentiles and kings and the children of Israel. </text:span><text:span text:style-name="T3">16</text:span><text:span text:style-name="T4">For I will show him how much he must suffer for the sake of my name.”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3" draw:text-style-name="P2" draw:layer="layout" svg:width="25.146cm" svg:height="9.269cm" svg:x="1.524cm" svg:y="0.254cm">
          <draw:text-box>
            <text:p text:style-name="P4"><text:span text:style-name="T3">17</text:span><text:span text:style-name="T4">So Ananias departed and entered the house. And laying his hands on him he said, “Brother Saul, the Lord Jesus who appeared to you on the road by which you came has sent me so that you may regain your sight and be filled with the Holy Spirit.”</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4" draw:text-style-name="P2" draw:layer="layout" svg:width="25.146cm" svg:height="7.766cm" svg:x="1.524cm" svg:y="0.254cm">
          <draw:text-box>
            <text:p text:style-name="P4"><text:span text:style-name="T3">18</text:span><text:span text:style-name="T4">And immediately something like scales fell from his eyes, and he regained his sight. Then he rose and was baptized; </text:span><text:span text:style-name="T3">19</text:span><text:span text:style-name="T4">and taking food, he was strengthened. For some days he was with the disciples at Damascus.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4" draw:text-style-name="P6" draw:layer="layout" svg:width="25.146cm" svg:height="7.766cm" svg:x="1.524cm" svg:y="0.254cm">
          <draw:text-box>
            <text:p text:style-name="P4"><text:span text:style-name="T3">20</text:span><text:span text:style-name="T4">And immediately he proclaimed Jesus in the synagogues, saying, “He is the Son of God.” </text:span><text:span text:style-name="T3">21</text:span><text:span text:style-name="T4">And all who heard him were amazed and said, “Is not this the man who made havoc in Jerusalem of those who called upon this name?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4" draw:text-style-name="P6" draw:layer="layout" svg:width="25.146cm" svg:height="7.766cm" svg:x="1.524cm" svg:y="0.254cm">
          <draw:text-box>
            <text:p text:style-name="P4"><text:span text:style-name="T4">And has he not come here for this purpose, to bring them bound before the chief priests?” </text:span><text:span text:style-name="T3">22</text:span><text:span text:style-name="T4">But Saul increased all the more in strength, and confounded the Jews who lived in Damascus by proving that Jesus was the Christ.</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7T15:43:49.226000000</meta:creation-date>
    <dc:date>2016-04-08T09:42:02.048000000</dc:date>
    <meta:editing-duration>PT13M40S</meta:editing-duration>
    <meta:editing-cycles>4</meta:editing-cycles>
    <meta:generator>LibreOffice/5.1.1.3$Windows_X86_64 LibreOffice_project/89f508ef3ecebd2cfb8e1def0f0ba9a803b88a6d</meta:generator>
    <meta:document-statistic meta:object-count="60"/>
  </office:meta>
</office:document-meta>
</file>